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74F00000300375E2537BB405F64.jpg" manifest:media-type="image/jpeg"/>
  <manifest:file-entry manifest:full-path="Pictures/100000010000037E000000A3E5AAA10463B5BF7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ans Serif Collection" svg:font-family="'Sans Serif Collection'" style:font-adornments="Norm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3.702cm, 2.977cm, 4.448cm, 3.232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3.701cm, 2.977cm, 4.45cm, 3.232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81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5.749cm" svg:height="2.999cm" svg:x="3cm" svg:y="11.25cm">
          <draw:image xlink:href="Pictures/100000000000074F00000300375E2537BB405F64.jpg" xlink:type="simple" xlink:show="embed" xlink:actuate="onLoad" draw:mime-type="image/jpeg">
            <text:p/>
          </draw:image>
        </draw:frame>
        <draw:frame draw:style-name="gr2" draw:text-style-name="P1" draw:layer="layout" svg:width="8.25cm" svg:height="1.503cm" svg:x="6.35cm" svg:y="11.35cm">
          <draw:image xlink:href="Pictures/100000010000037E000000A3E5AAA10463B5BF72.png" xlink:type="simple" xlink:show="embed" xlink:actuate="onLoad" draw:mime-type="image/png">
            <text:p/>
          </draw:image>
        </draw:frame>
        <draw:frame draw:style-name="gr3" draw:text-style-name="P2" draw:layer="layout" svg:width="7cm" svg:height="2.156cm" svg:x="7.45cm" svg:y="12.594cm">
          <draw:text-box>
            <text:p>Planeación 2023</text:p>
          </draw:text-box>
        </draw:frame>
        <draw:frame draw:style-name="gr4" draw:text-style-name="P1" draw:layer="layout" svg:width="15.749cm" svg:height="2.999cm" svg:x="3.001cm" svg:y="11.25cm">
          <draw:image xlink:href="Pictures/100000000000074F00000300375E2537BB405F64.jpg" xlink:type="simple" xlink:show="embed" xlink:actuate="onLoad" draw:mime-type="image/jpeg">
            <text:p/>
          </draw:image>
        </draw:frame>
        <draw:frame draw:style-name="gr2" draw:text-style-name="P1" draw:layer="layout" svg:width="4.8cm" svg:height="0.874cm" svg:x="8.55cm" svg:y="11.75cm">
          <draw:image xlink:href="Pictures/100000010000037E000000A3E5AAA10463B5BF72.png" xlink:type="simple" xlink:show="embed" xlink:actuate="onLoad" draw:mime-type="image/png">
            <text:p/>
          </draw:image>
        </draw:frame>
        <draw:frame draw:style-name="gr5" draw:text-style-name="P2" draw:layer="layout" svg:width="11.45cm" svg:height="4.061cm" svg:x="5.55cm" svg:y="12.294cm">
          <draw:text-box>
            <text:p>Seguimiento y Evaluación 202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ans Serif Collection" svg:font-family="'Sans Serif Collection'" style:font-adornments="Norm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ans Serif Collection" fo:font-family="'Sans Serif Collection'" style:font-style-name="Normal" style:font-family-generic="swiss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color="#ffffff" loext:opacity="100%" loext:color-lum-mod="100%" loext:color-lum-off="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18T09:35:00.978000000</dc:date>
    <meta:editing-duration>PT42S</meta:editing-duration>
    <meta:editing-cycles>1</meta:editing-cycles>
    <meta:document-statistic meta:object-count="6"/>
    <meta:generator>LibreOffice/7.5.4.2$Windows_X86_64 LibreOffice_project/36ccfdc35048b057fd9854c757a8b67ec53977b6</meta:generator>
  </office:meta>
</office:document-meta>
</file>